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b36" officeooo:paragraph-rsid="00127b36"/>
    </style:style>
    <style:style style:name="P2" style:family="paragraph" style:parent-style-name="Standard">
      <style:text-properties officeooo:rsid="00127b36" officeooo:paragraph-rsid="001489d2"/>
    </style:style>
    <style:style style:name="P3" style:family="paragraph" style:parent-style-name="Standard">
      <style:text-properties officeooo:rsid="0013aa5e" officeooo:paragraph-rsid="0013aa5e"/>
    </style:style>
    <style:style style:name="P4" style:family="paragraph" style:parent-style-name="Standard">
      <style:text-properties officeooo:rsid="001489d2" officeooo:paragraph-rsid="001489d2"/>
    </style:style>
    <style:style style:name="P5" style:family="paragraph" style:parent-style-name="Standard" style:list-style-name="L10">
      <style:text-properties officeooo:rsid="001489d2" officeooo:paragraph-rsid="0017ecd5"/>
    </style:style>
    <style:style style:name="P6" style:family="paragraph" style:parent-style-name="Standard" style:list-style-name="L10">
      <style:text-properties officeooo:rsid="001489d2" officeooo:paragraph-rsid="001b1b97"/>
    </style:style>
    <style:style style:name="P7" style:family="paragraph" style:parent-style-name="Standard">
      <style:text-properties style:font-name="Arial" officeooo:rsid="001489d2" officeooo:paragraph-rsid="001489d2"/>
    </style:style>
    <style:style style:name="P8" style:family="paragraph" style:parent-style-name="Standard">
      <style:text-properties style:font-name="Arial" fo:font-weight="normal" officeooo:rsid="001489d2" officeooo:paragraph-rsid="001489d2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61936" officeooo:paragraph-rsid="00161936" style:font-weight-asian="normal" style:font-weight-complex="normal"/>
    </style:style>
    <style:style style:name="P10" style:family="paragraph" style:parent-style-name="Standard">
      <style:text-properties style:font-name="Arial" fo:font-weight="bold" officeooo:rsid="001489d2" officeooo:paragraph-rsid="001489d2" style:font-weight-asian="bold" style:font-weight-complex="bold"/>
    </style:style>
    <style:style style:name="P11" style:family="paragraph" style:parent-style-name="Standard">
      <style:text-properties style:font-name="Arial" fo:font-weight="bold" officeooo:rsid="00161936" officeooo:paragraph-rsid="00161936" style:font-weight-asian="bold" style:font-weight-complex="bold"/>
    </style:style>
    <style:style style:name="P12" style:family="paragraph" style:parent-style-name="Standard">
      <style:text-properties officeooo:rsid="00148efe" officeooo:paragraph-rsid="00148efe"/>
    </style:style>
    <style:style style:name="P13" style:family="paragraph" style:parent-style-name="Standard">
      <style:text-properties fo:font-size="14pt" officeooo:rsid="00127b36" officeooo:paragraph-rsid="00127b36" style:font-size-asian="14pt" style:font-size-complex="14pt"/>
    </style:style>
    <style:style style:name="P14" style:family="paragraph" style:parent-style-name="Standard">
      <style:text-properties fo:font-size="14pt" officeooo:rsid="00161936" officeooo:paragraph-rsid="00161936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color="#ffffff" fo:background-color="#000000" loext:char-shading-value="0"/>
    </style:style>
    <style:style style:name="T2" style:family="text">
      <style:text-properties fo:color="#ffffff" officeooo:rsid="001489d2" fo:background-color="#000000" loext:char-shading-value="0"/>
    </style:style>
    <style:style style:name="T3" style:family="text">
      <style:text-properties fo:color="#ffffff" fo:background-color="#ffffff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ecd5" style:font-weight-asian="bold" style:font-weight-complex="bold"/>
    </style:style>
    <style:style style:name="T6" style:family="text">
      <style:text-properties fo:font-weight="bold" officeooo:rsid="001b1b9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aa5e" style:font-weight-asian="normal" style:font-weight-complex="normal"/>
    </style:style>
    <style:style style:name="T9" style:family="text">
      <style:text-properties fo:font-weight="normal" officeooo:rsid="0017ecd5" style:font-weight-asian="normal" style:font-weight-complex="normal"/>
    </style:style>
    <style:style style:name="T10" style:family="text">
      <style:text-properties fo:font-weight="normal" officeooo:rsid="001b1b97" style:font-weight-asian="normal" style:font-weight-complex="normal"/>
    </style:style>
    <style:style style:name="T11" style:family="text">
      <style:text-properties officeooo:rsid="001489d2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17ecd5" style:font-weight-asian="bold" style:font-weight-complex="bold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Arial" fo:font-weight="normal" officeooo:rsid="0017ecd5" style:font-weight-asian="normal" style:font-weight-complex="normal"/>
    </style:style>
    <style:style style:name="T16" style:family="text">
      <style:text-properties officeooo:rsid="0017ecd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esenvolvendo um jogo educativo com a biblioteca javascript HTML5 Quintus</text:p>
      <text:p text:style-name="P14">Autor: H<text:span text:style-name="T16">en</text:span>rique Barone </text:p>
      <text:p text:style-name="P1"/>
      <text:p text:style-name="P1">Este mini-jogo foi desenvolvido tendo por base a tecnologias web com uso da biblioteca <text:s/>javascript HTML5 Quintus.</text:p>
      <text:p text:style-name="P1">Uma biblioteca <text:s/>é um conjunto de funções implementadas para agilizar o processo de programação de um desenvolvimento. Existem muitas bibliotcas em várias linguagens de programação como PHP, Rubby, Java e Python. Para javascript existem bibliotecas muito usadas como jQuery, mootools e Angular. E especificamente existem também dezenas de bibliotecas que funcionam com um mecanismo para criação de jogos.</text:p>
      <text:p text:style-name="P1">Para este exemplo, usamos o HTML5 Quintus por ser uma das mais fáceis de se aprender</text:p>
      <text:p text:style-name="P3">Para saber mais sobre o HTML5 Quintus acesse:</text:p>
      <text:p text:style-name="P1"/>
      <text:p text:style-name="P2">Antes de começarmos a estudar os exemplos passo-a-passo deste jogo, devemos nos certificar de termos:</text:p>
      <text:p text:style-name="P2">- <text:span text:style-name="T11">O programa para criação de mapas de fase Tiled (traduzido como Mosaico em algumas distribuições) que </text:span>pode ser instalado pelo seu gerenciador de programas <text:s/>ou com o comando <text:span text:style-name="T1">sudo apt-get install </text:span><text:span text:style-name="T2">tiled</text:span><text:span text:style-name="T3"> </text:span>no terminal</text:p>
      <text:p text:style-name="P2"><text:span text:style-name="T11">- O</text:span> servidor web Apache 2 que no Linux pode ser instalado pelo seu gerenciador de programas <text:s/>ou com o comando <text:span text:style-name="T1">sudo apt-get install apache2</text:span><text:span text:style-name="T3"> </text:span>no terminal</text:p>
      <text:p text:style-name="P1">Após instalado o Apache, abra o gerenciador de arquivos como administrador, Vá para Sistema de Arquivos e localize a pasta <text:span text:style-name="T4">var </text:span><text:span text:style-name="T7">dentro dessa pasta, há uma outra chamada </text:span><text:span text:style-name="T4">www</text:span><text:span text:style-name="T7">. É nessa última que devemos </text:span><text:span text:style-name="T8">colar as pastas de exemplo</text:span><text:span text:style-name="T7"> do jogo.</text:span></text:p>
      <text:p text:style-name="P12"><text:span text:style-name="T7">Para rodar o jogo basta abrir o navegador e digitar na barra de endereços: http://localhost/nome_da_pasta</text:span></text:p>
      <text:p text:style-name="P1"/>
      <text:p text:style-name="P3"><text:span text:style-name="T7">Estrutura básica da montagem jogo</text:span></text:p>
      <text:p text:style-name="P3"/>
      <text:p text:style-name="P3"/>
      <text:p text:style-name="P3"><draw:rect text:anchor-type="paragraph" draw:z-index="4" draw:style-name="gr2" draw:text-style-name="P15" svg:width="1.968cm" svg:height="0.546cm" svg:x="7.195cm" svg:y="0.3cm"><text:p text:style-name="P15">JOGO</text:p></draw:rect><draw:rect text:anchor-type="paragraph" draw:z-index="7" draw:style-name="gr3" draw:text-style-name="P15" svg:width="9.774cm" svg:height="7.728cm" svg:x="3.522cm" svg:y="0.183cm"><text:p/></draw:rect></text:p>
      <text:p text:style-name="P3"/>
      <text:p text:style-name="P3"><draw:rect text:anchor-type="paragraph" draw:z-index="3" draw:style-name="gr2" draw:text-style-name="P15" svg:width="2.58cm" svg:height="0.512cm" svg:x="6.971cm" svg:y="0.205cm"><text:p text:style-name="P15">FASE</text:p></draw:rect><draw:rect text:anchor-type="paragraph" draw:z-index="8" draw:style-name="gr3" draw:text-style-name="P15" svg:width="8.806cm" svg:height="6.554cm" svg:x="4.143cm" svg:y="0.018cm"><text:p/></draw:rect></text:p>
      <text:p text:style-name="P3"/>
      <text:p text:style-name="P3"><draw:rect text:anchor-type="paragraph" draw:z-index="0" draw:style-name="gr1" draw:text-style-name="P15" svg:width="2.779cm" svg:height="1.422cm" svg:x="5.292cm" svg:y="0.272cm"><text:p text:style-name="P15">JOGADOR</text:p></draw:rect><draw:rect text:anchor-type="paragraph" draw:z-index="5" draw:style-name="gr1" draw:text-style-name="P15" svg:width="2.779cm" svg:height="1.422cm" svg:x="8.55cm" svg:y="0.286cm"><text:p text:style-name="P15">CENÁRIO</text:p><text:p text:style-name="P15">DE FUNDO</text:p></draw:rect></text:p>
      <text:p text:style-name="P3"/>
      <text:p text:style-name="P3"/>
      <text:p text:style-name="P3"/>
      <text:p text:style-name="P3"><draw:rect text:anchor-type="paragraph" draw:z-index="2" draw:style-name="gr1" draw:text-style-name="P15" svg:width="2.779cm" svg:height="1.422cm" svg:x="5.346cm" svg:y="0.039cm"><text:p text:style-name="P15">ITEM</text:p></draw:rect><draw:rect text:anchor-type="paragraph" draw:z-index="6" draw:style-name="gr1" draw:text-style-name="P15" svg:width="2.779cm" svg:height="1.422cm" svg:x="8.61cm" svg:y="0.032cm"><text:p text:style-name="P15">CENÁRIO </text:p><text:p text:style-name="P15">INTERATIVO</text:p></draw:rect></text:p>
      <text:p text:style-name="P3"/>
      <text:p text:style-name="P3"/>
      <text:p text:style-name="P3"><draw:rect text:anchor-type="paragraph" draw:z-index="1" draw:style-name="gr1" draw:text-style-name="P15" svg:width="2.779cm" svg:height="1.422cm" svg:x="5.408cm" svg:y="0.183cm"><text:p text:style-name="P15">INIMIGO</text:p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7">Estrutura básica de desenvolvimento com o HTML5 Quintus</text:span></text:p>
      <text:p text:style-name="P4"/>
      <text:list xml:id="list5894778139932850210" text:style-name="L10">
        <text:list-item>
          <text:p text:style-name="P6"><text:span text:style-name="T7">Cria e configura o mecanismo de jogo: </text:span></text:p>
        </text:list-item>
        <text:list-item>
          <text:p text:style-name="P6"><text:soft-page-break/><text:span text:style-name="T5">var Q = Quintus().include().setup();</text:span></text:p>
          <text:p text:style-name="P6"><text:span text:style-name="T5"/></text:p>
        </text:list-item>
        <text:list-item>
          <text:p text:style-name="P5"><text:span text:style-name="T7">Cria e configura o jogador </text:span><text:span text:style-name="T10">como um derivado da classe sprite</text:span><text:span text:style-name="T7">: </text:span><text:span text:style-name="T12">Q.sprite.extend(“</text:span><text:span text:style-name="T13">jogador</text:span><text:span text:style-name="T12">”, { } );</text:span></text:p>
          <text:p text:style-name="P5"><text:span text:style-name="T12"/></text:p>
        </text:list-item>
        <text:list-item>
          <text:p text:style-name="P6"><text:span text:style-name="T7">Cria e configura os inimigos </text:span><text:span text:style-name="T10">como um derivado da classe sprite</text:span><text:span text:style-name="T7">: </text:span><text:span text:style-name="T12">Q.sprite.extend(“</text:span><text:span text:style-name="T13">inimigo</text:span><text:span text:style-name="T12">”, { } );</text:span></text:p>
          <text:p text:style-name="P6"><text:span text:style-name="T12"/></text:p>
        </text:list-item>
        <text:list-item>
          <text:p text:style-name="P6"><text:span text:style-name="T7">Cria e configura os itens </text:span><text:span text:style-name="T10">como um derivado da classe sprite</text:span><text:span text:style-name="T7">: </text:span></text:p>
        </text:list-item>
        <text:list-item>
          <text:p text:style-name="P6"><text:span text:style-name="T12">Q.sprite.extend(“</text:span><text:span text:style-name="T13">caixa</text:span><text:span text:style-name="T12">”, { } );</text:span></text:p>
          <text:p text:style-name="P6"><text:span text:style-name="T12"/></text:p>
        </text:list-item>
        <text:list-item>
          <text:p text:style-name="P6"><text:span text:style-name="T7">Cria e configura as cenas: </text:span></text:p>
          <text:p text:style-name="P6"><text:span text:style-name="T6">Q.scene();</text:span></text:p>
          <text:p text:style-name="P6"><text:span text:style-name="T6"/></text:p>
        </text:list-item>
        <text:list-item>
          <text:p text:style-name="P6"><text:span text:style-name="T9">C</text:span><text:span text:style-name="T7">arrega as mídias e inicia a primeira fase: </text:span></text:p>
          <text:p text:style-name="P6"><text:span text:style-name="T5">Q.load();</text:span></text:p>
        </text:list-item>
      </text:list>
      <text:p text:style-name="P4"/>
      <text:p text:style-name="P4"/>
      <text:p text:style-name="P4"/>
      <text:p text:style-name="P4">A sintaxe geral para criação de classes no quintus é:</text:p>
      <text:p text:style-name="P7"><text:span text:style-name="T4">Q.</text:span><text:span text:style-name="T7">nome_da_classe</text:span><text:span text:style-name="T4">.extend (</text:span><text:span text:style-name="T7">“nome_do_elemento”, </text:span><text:span text:style-name="T4">{ </text:span><text:span text:style-name="T7">função</text:span><text:span text:style-name="T4"> });</text:span></text:p>
      <text:p text:style-name="P7"/>
      <text:p text:style-name="P8">No quintus criamos os elementos (jogador, inimigos, itens) através da classe <text:span text:style-name="T4">sprite</text:span>. Portanto, temos:</text:p>
      <text:p text:style-name="P10">Q.sprite.extend(“<text:span text:style-name="T7">nome_do_elemento</text:span>”, { <text:span text:style-name="T7">função</text:span> } );</text:p>
      <text:p text:style-name="P10"/>
      <text:p text:style-name="P11"/>
      <text:p text:style-name="P11">Material de apoio:</text:p>
      <text:p text:style-name="P9">- video-aula de construção de fase no tiled e integração com Quintus:</text:p>
      <text:p text:style-name="P9"><text:a xlink:type="simple" xlink:href="https://www.youtube.com/watch?v=YCVWAI7W6vo">https://www.youtube.com/watch?v=YCVWAI7W6vo</text:a></text:p>
      <text:p text:style-name="P11"/>
      <text:p text:style-name="P10"/>
      <text:p text:style-name="P10"/>
      <text:p text:style-name="P4"/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que </meta:initial-creator>
    <meta:creation-date>2014-09-30T12:26:11.819110403</meta:creation-date>
    <dc:date>2014-09-30T13:35:36.648416473</dc:date>
    <dc:creator>Henrique </dc:creator>
    <meta:editing-duration>PT52M40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2" meta:paragraph-count="35" meta:word-count="394" meta:character-count="2485" meta:non-whitespace-character-count="2127"/>
  </office:meta>
</office:document-meta>
</file>